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bottom="8.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10.00%" fo:text-align="left" fo:margin-left="-18.00pt" fo:text-indent="18.00pt" fo:margin-bottom="8.00pt"/>
    </style:style>
    <style:style style:name="P3" style:family="paragraph">
      <style:paragraph-properties fo:line-height="110.00%" fo:text-align="left" fo:margin-bottom="8.00p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10.00%" fo:text-align="left" fo:margin-left="-18.00pt" fo:text-indent="18.00pt" fo:margin-bottom="8.00pt"/>
    </style:style>
    <style:style style:name="P5" style:family="paragraph">
      <style:paragraph-properties fo:line-height="110.00%" fo:text-align="left" fo:margin-bottom="8.00pt"/>
    </style:style>
  </office:automatic-styles>
  <office:body>
    <office:text>
      <text:p text:style-name="P1"><text:span text:style-name="T1">Informations antennes :</text:span></text:p>
      <text:p text:style-name="P1"><text:span text:style-name="T2"/></text:p>
      <text:p text:style-name="P1"><text:span text:style-name="T3">Antenne du centre-ville :</text:span></text:p>
      <text:p text:style-name="P1"><text:span text:style-name="T3">Dans le centre, au c</text:span><text:span text:style-name="T4">œur de la ville</text:span></text:p>
      <text:p text:style-name="P1"><text:span text:style-name="T5">Rue Saint-Jean-en-Isle, 13</text:span></text:p>
      <text:p text:style-name="P1"><text:span text:style-name="T5">4000 Liège</text:span></text:p>
      <text:p text:style-name="P1"><text:span text:style-name="T5">Tel : 04/223.70.71</text:span></text:p>
      <text:p text:style-name="P1"><text:span text:style-name="T5">Mail : nouvelle adresse mail claj ou<text:s/></text:span><text:a xlink:href="mailto:clajstjean@gmail.com"><text:span text:style-name="T7">clajstjean@gmail.com</text:span></text:a><text:span text:style-name="T8"><text:s/>en attendant</text:span></text:p>
      <text:p text:style-name="P1"><text:span text:style-name="T9"/></text:p>
      <text:p text:style-name="P1"><text:span text:style-name="T10">Le CLAJ Saint Jean, à un pas de tout :</text:span></text:p>
      <text:p text:style-name="P1"><text:span text:style-name="T10">le centre, les magasins, ton école...</text:span></text:p>
      <text:p text:style-name="P1"><text:span text:style-name="T10">Une info, un conseil, une question... le Claj Saint Jean t'attend !</text:span></text:p>
      <text:p text:style-name="P1"><text:span text:style-name="T11"/></text:p>
      <text:p text:style-name="P1"><text:span text:style-name="T12">Le Claj Saint Jean, c'est aussi un lieu d'échange, de rencontre, des activités, des projets, des actions de prévention sur les consos, la santé, la sexualité, ... en milieu festif, dans ton école, ...</text:span></text:p>
      <text:p text:style-name="P1"><text:span text:style-name="T13"/></text:p>
      <text:p text:style-name="P1"><text:span text:style-name="T14">Antenne Outremeuse : </text:span></text:p>
      <text:p text:style-name="P1"><text:span text:style-name="T14">Siège social et antenne d'Outremeuse</text:span></text:p>
      <text:p text:style-name="P1"><text:span text:style-name="T14">Rue Ernest de Bavière, 6 </text:span></text:p>
      <text:p text:style-name="P1"><text:span text:style-name="T14">4020 Liège</text:span></text:p>
      <text:p text:style-name="P1"><text:span text:style-name="T14">Tel : 04/344.44.72</text:span></text:p>
      <text:p text:style-name="P1"><text:span text:style-name="T14">Mail : nouvelle adresse mail claj ou<text:s/></text:span><text:a xlink:href="mailto:amoclaj@gmail.com"><text:span text:style-name="T16">amoclaj@gmail.com</text:span></text:a><text:span text:style-name="T17"/></text:p>
      <text:p text:style-name="P1"><text:span text:style-name="T17"/></text:p>
      <text:p text:style-name="P1"><text:span text:style-name="T18">Une maison vivante, chaleureuse, ouverte et qui bouge ! </text:span></text:p>
      <text:p text:style-name="P1"><text:span text:style-name="T18">On communique, agit et débat avec les jeunes !</text:span></text:p>
      <text:p text:style-name="P1"><text:span text:style-name="T18">Avec toi, tes parents, ton école, tes potes, le quartier on s’investit !</text:span></text:p>
      <text:p text:style-name="P1"><text:span text:style-name="T18">Le Claj Outremeuse t’attend pour écouter et découvrir tes projets !</text:span></text:p>
      <text:p text:style-name="P1"><text:span text:style-name="T19"/></text:p>
      <text:p text:style-name="P1"><text:span text:style-name="T20">Antenne de Sainte Marguerite :</text:span></text:p>
      <text:p text:style-name="P1"><text:span text:style-name="T20">Claj Les Frusques</text:span></text:p>
      <text:p text:style-name="P1"><text:span text:style-name="T20">Rue Sainte Marguerite,9</text:span></text:p>
      <text:p text:style-name="P1"><text:span text:style-name="T20">4000 Liège</text:span></text:p>
      <text:p text:style-name="P1"><text:span text:style-name="T20">Tel : 04/223.70.49</text:span></text:p>
      <text:p text:style-name="P1"><text:span text:style-name="T20">Mail : nouvelle adresse mail claj ou<text:s/></text:span><text:a xlink:href="mailto:claj.lesfrusques@hotmail.com"><text:span text:style-name="T22">claj.lesfrusques@hotmail.com</text:span></text:a><text:span text:style-name="T23"/></text:p>
      <text:p text:style-name="P1"><text:span text:style-name="T23"/></text:p>
      <text:p text:style-name="P1"><text:span text:style-name="T24">Texte : même que l’ancien </text:span></text:p>
      <text:p text:style-name="P1"><text:span text:style-name="T24">Au coeur de Sainte Marguerite : poussez la porte, chaleur, convivialité, solidarité, échange, ... Besoin d'un vêtement ou d'un équipement ? D'un coup de main ou d'un soutien ? Les Frusques vous accueillent !</text:span></text:p>
      <text:p text:style-name="P1"><text:span text:style-name="T25"/></text:p>
      <text:p text:style-name="P1"><text:span text:style-name="T26">Claj Vennes :</text:span></text:p>
      <text:p text:style-name="P1"><text:span text:style-name="T26">Claj des Vennes </text:span></text:p>
      <text:p text:style-name="P1"><text:span text:style-name="T26">Rue de l’Amblève, 8</text:span></text:p>
      <text:p text:style-name="P1"><text:span text:style-name="T26">4020 Liège</text:span></text:p>
      <text:p text:style-name="P1"><text:span text:style-name="T26">Tel : 04/342.90.12</text:span></text:p>
      <text:p text:style-name="P1"><text:span text:style-name="T26">Mail : nouvelle adresse mail claj ou<text:s/></text:span><text:a xlink:href="mailto:clajvennes@hotmail.com"><text:span text:style-name="T28">clajvennes@hotmail.com</text:span></text:a><text:span text:style-name="T29"/></text:p>
      <text:p text:style-name="P1"><text:span text:style-name="T30">Texte : même que l’ancien </text:span></text:p>
      <text:p text:style-name="P1"><text:span text:style-name="T30">École de devoirs, activités sportives, culturelles, nature et récréatives, ateliers créatifs en tous genres, alphabétisation, participation à de nombreaux projets sur le quartier, ... Le Claj de Vennes, c'est ça et beaucoup d'autres choses encore. </text:span></text:p>
      <text:p text:style-name="P1"><text:span text:style-name="T31"/></text:p>
      <text:p text:style-name="P1"><text:span text:style-name="T32">Claj Droixhe :</text:span></text:p>
      <text:p text:style-name="P1"><text:span text:style-name="T32">Claj de Droixhe</text:span></text:p>
      <text:p text:style-name="P1"><text:span text:style-name="T32">Avenue de la Croix-Rouge, 256</text:span></text:p>
      <text:p text:style-name="P1"><text:span text:style-name="T32">4020 Liège</text:span></text:p>
      <text:p text:style-name="P1"><text:span text:style-name="T32">Tel : 04/342.37.16</text:span></text:p>
      <text:p text:style-name="P1"><text:span text:style-name="T32">Mail : nouvelle adresse mail claj ou<text:s/></text:span><text:a xlink:href="mailto:clajdxe@hotmail.com"><text:span text:style-name="T34">clajdxe@hotmail.com</text:span></text:a><text:span text:style-name="T35"/></text:p>
      <text:p text:style-name="P1"><text:span text:style-name="T36">Texte : même que l’ancien </text:span></text:p>
      <text:p text:style-name="P1"><text:span text:style-name="T37"/></text:p>
      <text:p text:style-name="P1"><text:span text:style-name="T38">Claj Sainte Walburge : ATTENTION CHANGER LOGO EQUINOXE FM :<text:s/></text:span><text:a xlink:href="https://drive.google.com/file/d/1ZbWUUSlWn9e2fbah4k86ggss7i7dsrBP/view?usp=sharing"><text:span text:style-name="T39">https://drive.google.com/file/d/1ZbWUUSlWn9e2fbah4k86ggss7i7dsrBP/view?usp=sharing</text:span></text:a><text:span text:style-name="T40"/></text:p>
      <text:p text:style-name="P1"><text:a xlink:href="https://drive.google.com/file/d/1i4TG0nDv75-UxkGgVR3bGYVFm-2YSS7I/view?usp=sharing"><text:span text:style-name="T41">https://drive.google.com/file/d/1i4TG0nDv75-UxkGgVR3bGYVFm-2YSS7I/view?usp=sharing</text:span></text:a><text:span text:style-name="T42"/></text:p>
      <text:p text:style-name="P1"><text:span text:style-name="T43"/></text:p>
      <text:p text:style-name="P1"><text:span text:style-name="T44">Claj Equinoxe FM 105.0</text:span></text:p>
      <text:p text:style-name="P1"><text:span text:style-name="T44">La radio socioculturelle Liégeoise </text:span></text:p>
      <text:p text:style-name="P1"><text:span text:style-name="T44">Rue Montagne Sainte Walburge, 261</text:span></text:p>
      <text:p text:style-name="P1"><text:span text:style-name="T44">4000 Liège</text:span></text:p>
      <text:p text:style-name="P1"><text:span text:style-name="T44">Tel : 04/224.12.42</text:span></text:p>
      <text:p text:style-name="P1"><text:span text:style-name="T44">Mail :claj : nouvelle adresse claj<text:s/></text:span><text:span text:style-name="T45">et</text:span><text:span text:style-name="T46"><text:s/>équinoxe : rédaction@equinoxefm.be</text:span></text:p>
      <text:p text:style-name="P1"><text:span text:style-name="T47"/></text:p>
      <text:p text:style-name="P1"><text:span text:style-name="T48">La radio socio-culturelle liégeoise c'est :</text:span></text:p>
      <text:list text:style-name="L2">
        <text:list-item>
          <text:p text:style-name="P2"><text:span text:style-name="T48">65 bénévoles passionnés</text:span></text:p>
        </text:list-item>
        <text:list-item>
          <text:p text:style-name="P2"><text:span text:style-name="T48">une info liégeoise positive mettant en avant les acteurs culturels de la province de Liège </text:span></text:p>
        </text:list-item>
        <text:list-item>
          <text:p text:style-name="P2"><text:span text:style-name="T48">des décentralisations en direct lors de divers événements culturels </text:span></text:p>
        </text:list-item>
        <text:list-item>
          <text:p text:style-name="P2"><text:span text:style-name="T48">des coaching gratuits pour les jeunes et moins jeunes cherchant à mettre leur savoir-faire à disposition des auditeurs/auditrices</text:span></text:p>
        </text:list-item>
      </text:list>
      <text:p text:style-name="P3"><text:span text:style-name="T48">La parole des jeunes c'est aussi sur Equinoxe Fm avec:</text:span></text:p>
      <text:list text:style-name="L4">
        <text:list-item>
          <text:p text:style-name="P4"><text:span text:style-name="T48">School on Air, une émission préparée, présentée en direct par différentes écoles liégeoises</text:span></text:p>
        </text:list-item>
        <text:list-item>
          <text:p text:style-name="P4"><text:span text:style-name="T48">des ateliers radios ouverts à tous les jeunes entre 9 et 18 ans</text:span></text:p>
        </text:list-item>
        <text:list-item>
          <text:p text:style-name="P4"><text:span text:style-name="T48">des stages durant certains congés scolaires</text:span></text:p>
        </text:list-item>
      </text:list>
      <text:p text:style-name="P5"><text:span text:style-name="T49"/></text:p>
      <text:p text:style-name="P5"><text:span text:style-name="T50">Pour toutes les antennes ; global à toute les antennes :</text:span></text:p>
      <text:p text:style-name="P5"><text:span text:style-name="T50">Dans chaque antenne du Claj, un professionnel pour t’écouter, t’informer, te conseiller, t’orienter et t’accompagner dans tes démarches et tes projets. </text:span></text:p>
      <text:p text:style-name="P5"><text:span text:style-name="T50">Le CLAJ adapte son offre de service en fonction des réalités de la société, de l'évolution des quartiers, des demandes, des besoins observés...</text:span></text:p>
      <text:p text:style-name="P5"><text:span text:style-name="T50">Plus d’infos sur les activités et événements du Claj : Lien<text:s text:c="2"/>vers page Facebook </text:span></text:p>
      <text:p text:style-name="P5"><text:span text:style-name="T51"/></text:p>
      <text:p text:style-name="P5"><text:span text:style-name="T52">Heures d’activité du service : 9-22h</text:span></text:p>
      <text:p text:style-name="P5"><text:span text:style-name="T52">Heures de permanence : 10-17h ou sur RDV</text:span></text:p>
      <text:p text:style-name="P5"><text:span text:style-name="T52">GSM : 0473/61.38.63</text:span></text:p>
      <text:p text:style-name="P5"><text:span text:style-name="T52">En cas d'urgence : 0477/51.63.76 (attention l’ancien ressemble mais n’est plus d’actualité)</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